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400000008AED9E63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5in" loext:contextual-spacing="false" fo:text-indent="0in" style:auto-text-indent="false" fo:padding="0in" fo:border="none"/>
      <style:text-properties fo:text-transform="uppercase" fo:color="#999999"/>
    </style:style>
    <style:style style:name="P2" style:family="paragraph" style:parent-style-name="Text_20_body">
      <style:paragraph-properties fo:margin-left="0in" fo:margin-right="0in" fo:margin-top="0in" fo:margin-bottom="0.2709in" loext:contextual-spacing="false" style:line-height-at-least="0.2709in" fo:widows="1" fo:text-indent="0in" style:auto-text-indent="false" fo:padding="0in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.2709in" loext:contextual-spacing="false" style:line-height-at-least="0.2709in" fo:widows="1" fo:text-indent="0in" style:auto-text-indent="false" fo:padding="0in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.2709in" loext:contextual-spacing="false" style:line-height-at-least="0.2709in" fo:widows="1" fo:text-indent="0in" style:auto-text-indent="false" fo:padding="0in" fo:border="non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in" fo:margin-right="0in" fo:margin-top="0in" fo:margin-bottom="0.2709in" loext:contextual-spacing="false" style:line-height-at-least="0.2709in" fo:widows="1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.2709in" loext:contextual-spacing="false" style:line-height-at-least="0.2709in" fo:widows="1" fo:text-indent="0in" style:auto-text-indent="false" fo:padding="0in" fo:border="none"/>
    </style:style>
    <style:style style:name="P7" style:family="paragraph" style:parent-style-name="Text_20_body" style:list-style-name="L2">
      <style:paragraph-properties fo:margin-top="0in" fo:margin-bottom="0.2709in" loext:contextual-spacing="false" style:line-height-at-least="0.2709in" fo:widows="1" fo:padding="0in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.2709in" loext:contextual-spacing="false" style:line-height-at-least="0.2709in" fo:widows="1" fo:padding="0in" fo:border="none"/>
      <style:text-properties fo:font-variant="normal" fo:text-transform="none" fo:color="#333333" fo:letter-spacing="normal"/>
    </style:style>
    <style:style style:name="P9" style:family="paragraph" style:parent-style-name="Text_20_body" style:list-style-name="L1">
      <style:paragraph-properties fo:margin-top="0in" fo:margin-bottom="0.2709in" loext:contextual-spacing="false" style:line-height-at-least="0.2709in" fo:widows="1" fo:padding="0in" fo:border="none"/>
    </style:style>
    <style:style style:name="P10" style:family="paragraph" style:parent-style-name="Heading_20_1">
      <style:text-properties fo:font-size="22.5pt" fo:font-weight="bold"/>
    </style:style>
    <style:style style:name="T1" style:family="text">
      <style:text-properties style:text-line-through-style="none" style:text-line-through-type="none" fo:font-size="9pt" style:text-underline-style="none" style:text-blinking="false" fo:background-color="transparent" loext:char-shading-value="0"/>
    </style:style>
    <style:style style:name="T2" style:family="text">
      <style:text-properties fo:font-size="9pt"/>
    </style:style>
    <style:style style:name="T3" style:family="text">
      <style:text-properties style:font-name="Lato" fo:font-size="12pt" fo:font-style="normal" fo:font-weight="normal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bold"/>
    </style:style>
    <style:style style:name="T6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fo:margin-left="0.052in" fo:margin-right="0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herefore, hence, so, then, thus etc</text:h>
      <text:p text:style-name="P1"> <text:span text:style-name="T2">- </text:span><text:span text:style-name="T1"><draw:a xlink:type="simple" xlink:href="http://www.englishgrammar.org/wp-content/plugins/post2pdf-converter/post2pdf-converter-pdf-maker.php?id=1174"><draw:frame draw:style-name="fr1" draw:name="Image1" text:anchor-type="as-char" svg:width="0.8071in" svg:height="0.4138in" draw:z-index="0"><draw:image xlink:href="Pictures/100000000000002400000008AED9E630.gif" xlink:type="simple" xlink:show="embed" xlink:actuate="onLoad"/><svg:title>pdf</svg:title></draw:frame></draw:a></text:span></text:p>
      <text:p text:style-name="P2">We use a number of expressions to show that what is said follows logically from what was said before.</text:p>
      <text:p text:style-name="P2">Keywords are:</text:p>
      <text:p text:style-name="P5"><text:span text:style-name="Emphasis"><text:span text:style-name="T4">Therefore, as a result, so, then, consequently</text:span></text:span></text:p>
      <text:list xml:id="list1751328357895535192" text:style-name="L1">
        <text:list-item>
          <text:p text:style-name="P6"><text:span text:style-name="T4">She was</text:span><text:span text:style-name="Strong_20_Emphasis"><text:span text:style-name="T4"> </text:span></text:span><text:span text:style-name="Strong_20_Emphasis"><text:span text:style-name="T5">therefore</text:span></text:span><text:span text:style-name="T4"> unable to find a solution.</text:span></text:p>
        </text:list-item>
        <text:list-item>
          <text:p text:style-name="P9"><text:span text:style-name="Strong_20_Emphasis"><text:span text:style-name="T5">So</text:span></text:span><text:span text:style-name="T4"> she had to quit her job.</text:span></text:p>
        </text:list-item>
        <text:list-item>
          <text:p text:style-name="P9"><text:span text:style-name="T4">I think; </text:span><text:span text:style-name="Strong_20_Emphasis"><text:span text:style-name="T5">therefore</text:span></text:span><text:span text:style-name="T4"> I am.</text:span></text:p>
        </text:list-item>
        <text:list-item>
          <text:p text:style-name="P9"><text:span text:style-name="T6">‘</text:span><text:span text:style-name="T4">We have missed the train.’ ‘</text:span><text:span text:style-name="Strong_20_Emphasis"><text:span text:style-name="T5">Then</text:span></text:span><text:span text:style-name="T4"> we are going to have to hire a taxi.’</text:span></text:p>
        </text:list-item>
        <text:list-item>
          <text:p text:style-name="P9"><text:span text:style-name="T4">They grew up in Japan;</text:span><text:span text:style-name="Strong_20_Emphasis"><text:span text:style-name="T4"> </text:span></text:span><text:span text:style-name="Strong_20_Emphasis"><text:span text:style-name="T5">hence</text:span></text:span><text:span text:style-name="T4"> their interest in Zen Buddhism.</text:span></text:p>
        </text:list-item>
        <text:list-item>
          <text:p text:style-name="P9"><text:span text:style-name="T4">He sustained severe injuries and, </text:span><text:span text:style-name="Strong_20_Emphasis"><text:span text:style-name="T5">consequently</text:span></text:span><text:span text:style-name="T4">, spent the rest of his life in a wheel chair.</text:span></text:p>
        </text:list-item>
      </text:list>
      <text:p text:style-name="P5"><text:span text:style-name="Strong_20_Emphasis"><text:span text:style-name="T5">Therefore</text:span></text:span><text:span text:style-name="T4"> is common in mathematical proofs.</text:span></text:p>
      <text:p text:style-name="P5"><text:span text:style-name="Strong_20_Emphasis"><text:span text:style-name="T5">Hence and thus</text:span></text:span></text:p>
      <text:p text:style-name="P2">Hence and thus have the same basic meaning and are often interchangeable. However, there is a slight difference. Hence usually refers to the future. Thus usually refers to the past. It is often used to indicate a conclusion.</text:p>
      <text:list xml:id="list7606311692673512395" text:style-name="L2">
        <text:list-item>
          <text:p text:style-name="P3">Both sides played well, thus no winner was declared.</text:p>
        </text:list-item>
        <text:list-item>
          <text:p text:style-name="P7"><text:soft-page-break/>The situation is getting more and more complicated. Hence we will have to proceed with caution. (NOT Thus we will have to proceed with caution.)</text:p>
        </text:list-item>
      </text:list>
      <text:p text:style-name="P5"><text:span text:style-name="Strong_20_Emphasis"><text:span text:style-name="T5">So and then</text:span></text:span><text:span text:style-name="T4"><text:line-break/>There is a difference between </text:span><text:span text:style-name="Strong_20_Emphasis"><text:span text:style-name="T5">then</text:span></text:span><text:span text:style-name="T4"> and</text:span><text:span text:style-name="Strong_20_Emphasis"><text:span text:style-name="T4"> </text:span></text:span><text:span text:style-name="Strong_20_Emphasis"><text:span text:style-name="T5">so</text:span></text:span><text:span text:style-name="T4">. Then is used when one speaker replies to another. So can be used in both ways.</text:span></text:p>
      <text:list xml:id="list2630660858460141621" text:style-name="L3">
        <text:list-item>
          <text:p text:style-name="P4">‘<text:span text:style-name="T3">The last bus has gone.’ ‘So/ then we will have to walk.’ (Two speakers)</text:span></text:p>
        </text:list-item>
        <text:list-item>
          <text:p text:style-name="P8">‘<text:span text:style-name="T3">The last bus has gone, so we will have to walk. (NOT ‘The last bus has gone, then we will have to walk’) (Same speaker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3:59:43.074472016</meta:creation-date>
    <dc:date>2016-10-19T14:00:27.247439395</dc:date>
    <meta:editing-duration>PT44S</meta:editing-duration>
    <meta:editing-cycles>1</meta:editing-cycles>
    <meta:document-statistic meta:table-count="0" meta:image-count="1" meta:object-count="0" meta:page-count="2" meta:paragraph-count="19" meta:word-count="254" meta:character-count="1329" meta:non-whitespace-character-count="1102"/>
    <meta:generator>LibreOffice/4.3.3.2$Linux_X86_64 LibreOffice_project/430m0$Build-2</meta:generator>
  </office:meta>
</office:document-meta>
</file>